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algorithme de comparaison de texte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Sébastien Boisvert</text:p>
            <text:p>@sebhtml</text:p>
            <text:p><text:s/>OpenCode XXIX (29 mars 2016) </text:p>
            <text:p>2016-03-29 18:00</text:p>
            <text:p>20 minutes</text:p>
            <text:p/>
            <text:p/>
            <text:p><text:a xlink:href="http://www.opencode.ca/" xlink:type="simple">http://www.opencode.ca/</text:a></text:p>
            <text:p><text:span text:style-name="T1"><text:a xlink:href="https://twitter.com/sebhtml" xlink:type="simple">https://twitter.com/sebhtml</text:a></text:span></text:p>
            <text:p><text:span text:style-name="T2"><text:a xlink:href="https://github.com/sebhtml/opencode.ca/tree/master/2016-03-29-XXIX" xlink:type="simple">https://github.com/sebhtml/opencode.ca/tree/master/2016-03-29-XXIX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ssaire</text:p>
              </text:list-item>
              <text:list-item>
                <text:p>Un peu de Emacs Lisp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sp "<text:span text:style-name="T3">LIS</text:span>t <text:span text:style-name="T3">P</text:span>rocessor" (famille de langages)</text:p>
                <text:list>
                  <text:list-item>
                    <text:p>“Lots of Irritating Superfluous Parentheses :-)”</text:p>
                  </text:list-item>
                  <text:list-item>
                    <text:p>“Lost in Stupid Parentheses :-)”</text:p>
                  </text:list-item>
                  <text:list-item>
                    <text:p>“Lots of Isolated Silly Parentheses :-)”</text:p>
                  </text:list-item>
                  <text:list-item>
                    <text:p>“Lots of Irritating Single Parentheses :-)”</text:p>
                  </text:list-item>
                  <text:list-item>
                    <text:p>“Lots of Infuriating &amp; Silly Parentheses :-)”</text:p>
                  </text:list-item>
                  <text:list-item>
                    <text:p>“Lost In a Sea of Parentheses :-)”</text:p>
                  </text:list-item>
                  <text:list-item>
                    <text:p>“Language of Insufferable Superfluous Parentheses :-)”</text:p>
                  </text:list-item>
                  <text:list-item>
                    <text:p>“Lots of Insipid, Stupid Parentheses”</text:p>
                  </text:list-item>
                </text:list>
                <text:p/>
                <text:p><text:a xlink:href="http://acronyms.thefreedictionary.com/lisp" xlink:type="simple">http://acronyms.thefreedictionary.com/lisp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macs (famille d'éditeurs)</text:p>
              </text:list-item>
              <text:list-item>
                <text:p>Emacs Lisp (dialecte du langage Lisp)</text:p>
              </text:list-item>
              <text:list-item>
                <text:p>GNU Emacs (éditeur)</text:p>
                <text:p/>
                <text:p><text:a xlink:href="https://en.wikipedia.org/wiki/Emacs" xlink:type="simple">https://en.wikipedia.org/wiki/Emacs</text:a></text:p>
                <text:p><text:a xlink:href="https://en.wikipedia.org/wiki/GNU_Emacs" xlink:type="simple">https://en.wikipedia.org/wiki/GNU_Emacs</text:a></text:p>
                <text:p><text:a xlink:href="https://en.wikipedia.org/wiki/Emacs_Lisp" xlink:type="simple">https://en.wikipedia.org/wiki/Emacs_Lisp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acemacs <text:s/>(éditeur)</text:p>
                <text:list>
                  <text:list-item>
                    <text:p>“The best editor is neither Emacs nor Vim, it's Emacs and Vim!”</text:p>
                  </text:list-item>
                  <text:list-item>
                    <text:p>“Spacemacs: Emacs advanced Kit focused on Evil”</text:p>
                  </text:list-item>
                  <text:list-item>
                    <text:p>“The Evil Vim flagship and its fleet over the Holy planet Emacs. We come in Peace.”</text:p>
                  </text:list-item>
                </text:list>
                <text:p/>
                <text:p><text:a xlink:href="http://spacemacs.org/" xlink:type="simple">http://spacemacs.org/</text:a></text:p>
                <text:p><text:a xlink:href="https://twitter.com/spacemacs" xlink:type="simple">https://twitter.com/spacemacs</text:a></text:p>
                <text:p><text:a xlink:href="https://github.com/syl20bnr/spacemacs" xlink:type="simple">https://github.com/syl20bnr/spacemac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cument</text:p>
              </text:list-item>
              <text:list-item>
                <text:p>Séquence (suite de mots)</text:p>
                <text:list>
                  <text:list-item>
                    <text:p>Mon processeur est rapide comme un faucon pèler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n peu de Emacs Lisp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/></text:p>
              </text:list-header>
              <text:list-item>
                <text:p>emacs --script intro-lisp.el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é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angage: Emacs Lisp</text:p>
              </text:list-item>
              <text:list-item>
                <text:p>Interpréteur: GNU Emacs</text:p>
              </text:list-item>
              <text:list-item>
                <text:p><text:span text:style-name="T2"><text:a xlink:href="https://github.com/sebhtml/opencode.ca/tree/master/2016-03-29-XXIX" xlink:type="simple">https://github.com/sebhtml/opencode.ca/tree/master/2016-03-29-XXIX</text:a></text:span></text:p>
              </text:list-item>
              <text:list-item>
                <text:p>Sujet: comparaison de tex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édérick Dubois (évaluation de ma proposition de présentation OpenCode)</text:p>
              </text:list-item>
              <text:list-item>
                <text:p>Rémi Prévost (discussion d'idées pour la présentation)</text:p>
              </text:list-item>
              <text:list-item>
                <text:p>L'Équipe OpenCode</text:p>
              </text:list-item>
              <text:list-item>
                <text:p>Jean-Sébastien A. Beaudry (aide avec Spacemacs)</text:p>
              </text:list-item>
              <text:list-item>
                <text:p>Élénie Godzaridis (aide avec la présenta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 </meta:initial-creator>
    <meta:creation-date>2016-03-28T15:43:21.607363804</meta:creation-date>
    <dc:date>2016-03-28T17:02:20.296680855</dc:date>
    <dc:creator>seb </dc:creator>
    <meta:editing-duration>PT17M17S</meta:editing-duration>
    <meta:editing-cycles>2</meta:editing-cycles>
    <meta:generator>LibreOffice/4.2.8.2$Linux_X86_64 LibreOffice_project/420m0$Build-2</meta:generator>
    <meta:document-statistic meta:object-count="57"/>
  </office:meta>
</office:document-meta>
</file>